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apsedStringAdapter.isWhiteSpace( char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apsedStringAdapter.unmarshal( String v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llapsedStringAdapter.marshal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